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778f2"/>
    </style:style>
    <style:style style:name="P2" style:family="paragraph" style:parent-style-name="Standard">
      <style:paragraph-properties fo:text-align="justify" style:justify-single-word="false"/>
      <style:text-properties officeooo:paragraph-rsid="001b1c4d"/>
    </style:style>
    <style:style style:name="P3" style:family="paragraph" style:parent-style-name="Standard" style:list-style-name="L1">
      <style:paragraph-properties fo:text-align="justify" style:justify-single-word="false"/>
      <style:text-properties officeooo:paragraph-rsid="001c5132"/>
    </style:style>
    <style:style style:name="P4" style:family="paragraph" style:parent-style-name="Standard">
      <style:paragraph-properties fo:text-align="justify" style:justify-single-word="false"/>
      <style:text-properties officeooo:rsid="001b1c4d" officeooo:paragraph-rsid="001b1c4d"/>
    </style:style>
    <style:style style:name="P5" style:family="paragraph" style:parent-style-name="Standard">
      <style:paragraph-properties fo:text-align="justify" style:justify-single-word="false"/>
      <style:text-properties fo:font-weight="bold" officeooo:paragraph-rsid="0019562b" style:font-weight-asian="bold" style:font-weight-complex="bold"/>
    </style:style>
    <style:style style:name="P6" style:family="paragraph" style:parent-style-name="Standard">
      <style:paragraph-properties fo:text-align="justify" style:justify-single-word="false"/>
      <style:text-properties fo:font-weight="bold" officeooo:rsid="001b1c4d" officeooo:paragraph-rsid="001b1c4d" style:font-weight-asian="bold" style:font-weight-complex="bold"/>
    </style:style>
    <style:style style:name="P7" style:family="paragraph" style:parent-style-name="Standard">
      <style:paragraph-properties fo:text-align="justify" style:justify-single-word="false"/>
      <style:text-properties officeooo:rsid="001c5132" officeooo:paragraph-rsid="001c5132"/>
    </style:style>
    <style:style style:name="P8" style:family="paragraph" style:parent-style-name="Standard" style:list-style-name="L2">
      <style:paragraph-properties fo:text-align="justify" style:justify-single-word="false"/>
      <style:text-properties officeooo:rsid="001c5132" officeooo:paragraph-rsid="001c5132"/>
    </style:style>
    <style:style style:name="P9" style:family="paragraph" style:parent-style-name="Standard">
      <style:paragraph-properties fo:text-align="justify" style:justify-single-word="false"/>
      <style:text-properties officeooo:rsid="001c5132" officeooo:paragraph-rsid="00299c5a"/>
    </style:style>
    <style:style style:name="P10" style:family="paragraph" style:parent-style-name="Standard">
      <style:paragraph-properties fo:text-align="justify" style:justify-single-word="false"/>
      <style:text-properties fo:font-weight="normal" officeooo:rsid="001c5132" officeooo:paragraph-rsid="001c5132" style:font-weight-asian="normal" style:font-weight-complex="normal"/>
    </style:style>
    <style:style style:name="P11" style:family="paragraph" style:parent-style-name="Standard">
      <style:paragraph-properties fo:text-align="justify" style:justify-single-word="false"/>
      <style:text-properties fo:font-weight="normal" officeooo:rsid="001e4fcf" officeooo:paragraph-rsid="001f901c" style:font-weight-asian="normal" style:font-weight-complex="normal"/>
    </style:style>
    <style:style style:name="P12" style:family="paragraph" style:parent-style-name="Standard">
      <style:paragraph-properties fo:text-align="justify" style:justify-single-word="false"/>
      <style:text-properties officeooo:rsid="001e4fcf" officeooo:paragraph-rsid="001e4fcf"/>
    </style:style>
    <style:style style:name="P13" style:family="paragraph" style:parent-style-name="Standard">
      <style:paragraph-properties fo:text-align="justify" style:justify-single-word="false"/>
      <style:text-properties officeooo:rsid="001e4fcf" officeooo:paragraph-rsid="00209bea"/>
    </style:style>
    <style:style style:name="P14" style:family="paragraph" style:parent-style-name="Standard">
      <style:paragraph-properties fo:text-align="justify" style:justify-single-word="false"/>
      <style:text-properties officeooo:rsid="001e4fcf" officeooo:paragraph-rsid="0025accc"/>
    </style:style>
    <style:style style:name="P15" style:family="paragraph" style:parent-style-name="Standard">
      <style:paragraph-properties fo:text-align="justify" style:justify-single-word="false"/>
      <style:text-properties officeooo:rsid="001f901c" officeooo:paragraph-rsid="001f901c"/>
    </style:style>
    <style:style style:name="P16" style:family="paragraph" style:parent-style-name="Standard">
      <style:paragraph-properties fo:text-align="justify" style:justify-single-word="false"/>
      <style:text-properties officeooo:rsid="00209bea" officeooo:paragraph-rsid="00209bea"/>
    </style:style>
    <style:style style:name="P17" style:family="paragraph" style:parent-style-name="Standard">
      <style:paragraph-properties fo:text-align="justify" style:justify-single-word="false"/>
      <style:text-properties officeooo:rsid="00209bea" officeooo:paragraph-rsid="0020bca5"/>
    </style:style>
    <style:style style:name="P18" style:family="paragraph" style:parent-style-name="Standard">
      <style:paragraph-properties fo:text-align="justify" style:justify-single-word="false"/>
      <style:text-properties officeooo:rsid="0025accc" officeooo:paragraph-rsid="0025accc"/>
    </style:style>
    <style:style style:name="P19" style:family="paragraph" style:parent-style-name="Standard">
      <style:paragraph-properties fo:text-align="justify" style:justify-single-word="false"/>
      <style:text-properties officeooo:rsid="0027b8d9" officeooo:paragraph-rsid="0027b8d9"/>
    </style:style>
    <style:style style:name="P20" style:family="paragraph" style:parent-style-name="Standard">
      <style:paragraph-properties fo:text-align="justify" style:justify-single-word="false"/>
      <style:text-properties officeooo:rsid="00299c5a" officeooo:paragraph-rsid="00299c5a"/>
    </style:style>
    <style:style style:name="P21" style:family="paragraph" style:parent-style-name="Standard">
      <style:paragraph-properties fo:text-align="justify" style:justify-single-word="false"/>
      <style:text-properties officeooo:rsid="00299c5a" officeooo:paragraph-rsid="002b513e"/>
    </style:style>
    <style:style style:name="P22" style:family="paragraph" style:parent-style-name="Standard">
      <style:paragraph-properties fo:text-align="justify" style:justify-single-word="false"/>
      <style:text-properties officeooo:rsid="00299c5a" officeooo:paragraph-rsid="002cc9c7"/>
    </style:style>
    <style:style style:name="P23" style:family="paragraph" style:parent-style-name="Standard">
      <style:paragraph-properties fo:text-align="justify" style:justify-single-word="false"/>
      <style:text-properties officeooo:rsid="002b513e" officeooo:paragraph-rsid="002b513e"/>
    </style:style>
    <style:style style:name="T1" style:family="text">
      <style:text-properties officeooo:rsid="00169e60"/>
    </style:style>
    <style:style style:name="T2" style:family="text">
      <style:text-properties officeooo:rsid="001778f2"/>
    </style:style>
    <style:style style:name="T3" style:family="text">
      <style:text-properties officeooo:rsid="001b1c4d"/>
    </style:style>
    <style:style style:name="T4" style:family="text">
      <style:text-properties officeooo:rsid="001c5132"/>
    </style:style>
    <style:style style:name="T5" style:family="text">
      <style:text-properties fo:font-weight="bold" style:font-weight-asian="bold" style:font-weight-complex="bold"/>
    </style:style>
    <style:style style:name="T6" style:family="text">
      <style:text-properties fo:font-weight="bold" officeooo:rsid="001c5132" style:font-weight-asian="bold" style:font-weight-complex="bold"/>
    </style:style>
    <style:style style:name="T7" style:family="text">
      <style:text-properties fo:font-weight="normal" officeooo:rsid="001c5132" style:font-weight-asian="normal" style:font-weight-complex="normal"/>
    </style:style>
    <style:style style:name="T8" style:family="text">
      <style:text-properties officeooo:rsid="001e4fcf"/>
    </style:style>
    <style:style style:name="T9" style:family="text">
      <style:text-properties officeooo:rsid="001f901c"/>
    </style:style>
    <style:style style:name="T10" style:family="text">
      <style:text-properties officeooo:rsid="001f98e1"/>
    </style:style>
    <style:style style:name="T11" style:family="text">
      <style:text-properties officeooo:rsid="00209bea"/>
    </style:style>
    <style:style style:name="T12" style:family="text">
      <style:text-properties officeooo:rsid="0020bca5"/>
    </style:style>
    <style:style style:name="T13" style:family="text">
      <style:text-properties style:text-underline-style="none"/>
    </style:style>
    <style:style style:name="T14" style:family="text">
      <style:text-properties officeooo:rsid="0025accc"/>
    </style:style>
    <style:style style:name="T15" style:family="text">
      <style:text-properties fo:font-style="italic" style:font-style-asian="italic" style:font-style-complex="italic"/>
    </style:style>
    <style:style style:name="T16" style:family="text">
      <style:text-properties officeooo:rsid="00299c5a"/>
    </style:style>
    <style:style style:name="T17" style:family="text">
      <style:text-properties officeooo:rsid="0027b8d9"/>
    </style:style>
    <style:style style:name="T18" style:family="text">
      <style:text-properties officeooo:rsid="002b513e"/>
    </style:style>
    <style:style style:name="T19" style:family="text">
      <style:text-properties officeooo:rsid="002cc9c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ción</text:p>
      <text:p text:style-name="P6"/>
      <text:p text:style-name="P1"><text:span text:style-name="T2">El ser humano ha trado de entender cómo piensa, por ello desarrolló el campo de la Inteligencia Artificial. Esta ciencia que es reciente, y ha canalizado sus esfuerzos en no sólo comprender el pensamiento humano, sino que también en construir entidades inteligentes.</text:span></text:p>
      <text:p text:style-name="P1"/>
      <text:p text:style-name="P1"><text:span text:style-name="T2">Comenzó a desarrollarse tiempo después de la Segunda Guerra Mundial, y su nombre se definió en 1956. Desde entonces ha sido un campo genuinamente universal ya que abarca áreas de propósito general</text:span> como el aprendizaje y la percepción, a otras más específicas como el ajedrez, la demostración de teoremas matemáticos, la escritura de poesía y el diagnóstico de enfermedades. </text:p>
      <text:p text:style-name="P1"/>
      <text:p text:style-name="P1">La IA sintetiza y automatiza tareas intelectuales y es, por lo tanto, potencialmente relevante para cualquier ámbito de la actividad intelectual humana. En este sentido, es un campo genuinamente universal.</text:p>
      <text:p text:style-name="P1"/>
      <text:p text:style-name="P5"><text:span text:style-name="T2">¿Qué es IA?</text:span></text:p>
      <text:p text:style-name="P2"><text:span text:style-name="T2">La inteligencia artificial tiene varias definiciones; algunas se refieren </text:span>a procesos mentales y al razonamiento, <text:span text:style-name="T1">y otras </text:span>aluden a la conducta. </text:p>
      <text:p text:style-name="P2"><text:span text:style-name="T3">Unas definen el </text:span>éxito en términos de la fidelidad en la forma de actuar de los humanos, mientras que <text:s/><text:span text:style-name="T3">otras</text:span> toman como referencia un concepto ideal de inteligencia, que llamaremos racionalidad. <text:span text:style-name="T4">Cualquiera de sus definiciones tiene un enfoque, y ésta dependerá de él.</text:span></text:p>
      <text:p text:style-name="P7"/>
      <text:p text:style-name="P4"><text:span text:style-name="T5">Enfoques </text:span><text:span text:style-name="T6">de la Inteligencia Artificial</text:span><text:span text:style-name="T5"> </text:span></text:p>
      <text:list xml:id="list5394117102398548778" text:style-name="L1">
        <text:list-item>
          <text:p text:style-name="P3"><text:span text:style-name="T6"><text:tab/></text:span><text:span text:style-name="T7">Comportamiento humano: el enfoque de la Prueba de Turing:</text:span></text:p>
        </text:list-item>
      </text:list>
      <text:p text:style-name="P10"><text:tab/>En 1950, Alan Turing ideó “la prueba de Turing” que fue diseñada para proporcionar una definición operacional y satisfactoria de inteligencia. Esta prueba se<text:span text:style-name="T9"><text:tab/>b</text:span>asaba en la incapacidad de diferenciar entre entidades inteligentes <text:span text:style-name="T9">y</text:span> seres humanos. El computador supera la prueba si un evaluador humano no es capaz de distinguir si las respuestas, a una serie de preguntas planteadas, son de una persona o no. <text:span text:style-name="T8">Para que el </text:span>computador <text:span text:style-name="T8">pudiera superar estas pruebas debía</text:span> poseer las siguientes capacidades:</text:p>
      <text:p text:style-name="P10">• Procesamiento de lenguaje: <text:span text:style-name="T8">c</text:span>omunicarse satisfactoriamente en inglés.</text:p>
      <text:p text:style-name="P10">• <text:span text:style-name="T8">Capacidad de a</text:span>lmacenar lo que <text:span text:style-name="T8">conoce </text:span>o siente.</text:p>
      <text:p text:style-name="P10">• Razonamiento automático para utilizar la información almacenada para responder a preguntas y extraer nuevas conclusiones.</text:p>
      <text:p text:style-name="P10">• Aprendizaje automático para adaptarse a nuevas circunstancias y para detectar patrones.</text:p>
      <text:p text:style-name="P10"/>
      <text:p text:style-name="P11">Su prueba dejó de lado la interacción física en ese entonces <text:span text:style-name="T4">dado que para medir la inteligencia es innecesario simular físicamente a una persona. Existe otra prueba llamada “Prueba Global de Turing” en donde el computador si requería de capacidades físicas para percibir, manipular y mover objetos.</text:span></text:p>
      <text:p text:style-name="P10"/>
      <text:list xml:id="list7007998403384421783" text:style-name="L2">
        <text:list-item>
          <text:p text:style-name="P8">Actuar como humano: Enfoque cognitivo</text:p>
        </text:list-item>
      </text:list>
      <text:p text:style-name="P15">Antes de poder decir que un programa puede pensar como un ser humano, es necesario conocer cómo piensa éste; para ello es <text:span text:style-name="T8">necesario </text:span>introducirse en las <text:span text:style-name="T8">mentes humanas. </text:span>Se puede lograr a través de la in<text:span text:style-name="T8">trospección, </text:span>ya sea a través de experimentos psicológicos o <text:span text:style-name="T8">intentando atrapar nuestros propios pensamientos conforme éstos van apareciendo.</text:span></text:p>
      <text:p text:style-name="P15"/>
      <text:p text:style-name="P12"><text:span text:style-name="T10">Conociendo datos s</text:span>obre cómo trabaja la mente, se podrá expresar esa teoría en la forma de un programa de computador. <text:span text:style-name="T10">A través de </text:span>datos de entrada/salida del programa <text:span text:style-name="T10">se analizan tiempos de reacción en busca de similitudes.</text:span></text:p>
      <text:p text:style-name="P12"><text:soft-page-break/></text:p>
      <text:p text:style-name="P7"><text:tab/>o Pensar como humano: Enfoque por las ‘leyes del pensamiento’</text:p>
      <text:p text:style-name="P16">A través de la historia, A<text:span text:style-name="T8">ristóteles </text:span>(filósofo griego)<text:span text:style-name="T8"> fue uno de los primeros en intentar </text:span>definir<text:span text:style-name="T8"> la «manera correcta de pensar», </text:span>a manera de <text:span text:style-name="T8">razonamiento irrefutable. </text:span>Su estudio fue el principio de la lógica<text:span text:style-name="T8">. </text:span>Sus estructuras de <text:span text:style-name="T8">argumentación mediante las que siempre se llega a conclusiones correctas si se parte de premisas correctas. Estas leyes de pensamiento supuestamente gobiernan la manera de operar de la mente.</text:span></text:p>
      <text:p text:style-name="P16"/>
      <text:p text:style-name="P17">En el siglo XIX los estudiosos de la lógica definieron sentencias para representar afirmaciones acerca de la igualdad y desigualdad entre números. <text:span text:style-name="T12">Para 1965 ya existían programas que resolvían problemas utilizando esta notación.</text:span></text:p>
      <text:p text:style-name="P12"><text:span text:style-name="T11">La</text:span> llamada tradición logista dentro del campo de la inteligencia artificial trata de construir sistemas inteligentes a partir de estos programas, <text:span text:style-name="T11">pero presenta dos obstáculos.</text:span></text:p>
      <text:p text:style-name="P12">-<text:span text:style-name="T11">Expresar el conocimiento informal a un lenguaje formal.</text:span></text:p>
      <text:p text:style-name="P13"><text:span text:style-name="T11">-A</text:span>gota<text:span text:style-name="T11">miento de</text:span> los recursos computacionales.</text:p>
      <text:p text:style-name="P13"/>
      <text:p text:style-name="P13"><text:span text:style-name="T11">A</text:span>unque los dos obstáculos anteriores están presentes en todo intento de construir sistemas de razonamiento computacional, surgieron por primera vez en la tradición lógica.</text:p>
      <text:p text:style-name="P12"/>
      <text:p text:style-name="P7"><text:tab/>o Actuar de manera racional: Enfoque por agentes racionales</text:p>
      <text:p text:style-name="P7"/>
      <text:p text:style-name="P12"><text:span text:style-name="T14">Primero vamos a definir qué es u</text:span>n agente. <text:span text:style-name="T14">En términos generales, e</text:span>s algo que razona (<text:span text:style-name="T14">d</text:span>el latín <text:span text:style-name="T15">agere</text:span>, hacer), <text:span text:style-name="T14">p</text:span><text:span text:style-name="T13">ero</text:span> de los agentes informáticos se espera que tengan otros atributos: como <text:span text:style-name="T14">que sean capaces de percibir</text:span> su entorno, que persistan durante un período de tiempo, se adapten a los cambios, y que sean capaces de alcanzar objetivos diferentes. </text:p>
      <text:p text:style-name="P14">Un agente racional es aquel que actúa con la intención de alcanzar el mejor resultado o el mejor resultado esperado.</text:p>
      <text:p text:style-name="P14"/>
      <text:p text:style-name="P18">La IA se enfoca en que <text:span text:style-name="T8">según las «leyes del pensamiento» </text:span>debe poner<text:span text:style-name="T8"> todo el énfasis en hacer inferencias correctas. La obtención de estas inferencias correctas puede, a veces, formar parte de lo que se considera un agente racional.</text:span></text:p>
      <text:p text:style-name="P14">Sin embargo, el efectuar una inferencia correcta no depende siempre de la racionalidad, ya que existen situaciones para las que no hay nada correcto que hacer y en las que hay que tomar una decisión, <text:span text:style-name="T14">por ejemplo un acto reflejo.</text:span></text:p>
      <text:p text:style-name="P14"/>
      <text:p text:style-name="P14"><text:span text:style-name="T14">E</text:span>s necesario contar con la capacidad para representar el conocimiento y razonar basándonos en él, porque ello permitirá alcanzar decisiones correctas en una amplia gama de situaciones. Es necesario ser capaz de generar sentencias comprensibles en lenguaje natural, ya que el enunciado de tales oraciones permite a los agentes desenvolverse en una sociedad compleja. <text:span text:style-name="T14">P</text:span>rofundizar en el conocimiento de cómofunciona el mundo facilita la concepción de estrategias mejores para manejarse en él.</text:p>
      <text:p text:style-name="P12"/>
      <text:p text:style-name="P14">Si no se encuentra una solución, el programa nunca debe parar de buscarla. </text:p>
      <text:p text:style-name="P14"/>
      <text:p text:style-name="P14">La percepción visual es necesaria no sólo porque ver es divertido, sino porque es necesaria para poder tener una idea mejor de lo que una acción puede llegar a representar.</text:p>
      <text:p text:style-name="P14"/>
      <text:p text:style-name="P14"/>
      <text:p text:style-name="P14"><text:soft-page-break/><text:span text:style-name="T14">E</text:span>l estudiar la IA desde el enfoque del diseño de un agente racional ofrece <text:span text:style-name="T14">ventajas. Una de ellas es que al utilizar e</text:span>l enfoque que proporcionan las «leyes del pensamiento», <text:span text:style-name="T14">al efectuar </text:span>inferencias correctas <text:span text:style-name="T14">se </text:span>garantizar la racionalidad.</text:p>
      <text:p text:style-name="P14"/>
      <text:p text:style-name="P12">Un elemento importante a tener en cuenta es el siguiente: más bien pronto que tarde se observará cómo obtener una racionalidad perfecta (hacer siempre lo correcto) no es posible en entornos complejos. La demanda computacional que esto implica es demasiado grande. </text:p>
      <text:p text:style-name="P12"/>
      <text:p text:style-name="P7">Fundaciones de la inteligencia artificial:</text:p>
      <text:p text:style-name="P20">A continuación se presenta una breve <text:span text:style-name="T17">historia de las disciplinas que han contribuido con</text:span></text:p>
      <text:p text:style-name="P19">ideas, puntos de vista y técnicas al desarrollo de la IA. </text:p>
      <text:p text:style-name="P19"/>
      <text:p text:style-name="P7">• Filosofía <text:span text:style-name="T16">(desde el año 428 a.C. hasta el presente)</text:span></text:p>
      <text:p text:style-name="P7"/>
      <text:p text:style-name="P20">Aristóteles (384-322 a.C.)</text:p>
      <text:p text:style-name="P23">Formuló leyes sobre la racionalidad de la inteligencia. Además desarrolló un sistema de silogismos para razonas adecuadamente a partir de premisas.</text:p>
      <text:p text:style-name="P20"/>
      <text:p text:style-name="P20">Ramón Lull (d. 1315)</text:p>
      <text:p text:style-name="P20"><text:span text:style-name="T18">Aportó la idea de que a través de medios artificiales era posible generar razonamiento.</text:span></text:p>
      <text:p text:style-name="P20"/>
      <text:p text:style-name="P20">Thomas Hobbes (1588-1679) </text:p>
      <text:p text:style-name="P23">Tenía la idea del razonamiento como una computación numérica, en donde “<text:span text:style-name="T16">nosotros sumamos y restamos silenciosamente en nuestros pensamientos”.</text:span></text:p>
      <text:p text:style-name="P21"/>
      <text:p text:style-name="P21">Leonardo da Vinci (1452-1519) </text:p>
      <text:p text:style-name="P21"><text:span text:style-name="T18">D</text:span>iseñó una calculadora mecánica <text:span text:style-name="T18">con un </text:span>diseño <text:span text:style-name="T18">funcional.</text:span></text:p>
      <text:p text:style-name="P23"/>
      <text:p text:style-name="P23"><text:span text:style-name="T16">Wilhelm Schickard (1592-1635)</text:span></text:p>
      <text:p text:style-name="P23">Construyó la primer calculadora conocida al<text:span text:style-name="T16">rededor de 1623</text:span></text:p>
      <text:p text:style-name="P23"/>
      <text:p text:style-name="P23">Blaise Pascal (1623-1662)</text:p>
      <text:p text:style-name="P23">En <text:span text:style-name="T16">constru</text:span>yó<text:span text:style-name="T16"> </text:span>la calculadora conocida como “pascalina”. Además <text:span text:style-name="T16">escribió que «la máquina aritmética produce efectos que parecen más similares a los pensamientos que a las acciones animales». </text:span></text:p>
      <text:p text:style-name="P23"/>
      <text:p text:style-name="P23"><text:span text:style-name="T16">Gottfried Wilhelm Leibniz (1646-1716) </text:span></text:p>
      <text:p text:style-name="P23"/>
      <text:p text:style-name="P23">C<text:span text:style-name="T16">onstruyó un dispositivo mecánico con el objetivo de llevar a cabo operaciones sobre conceptos en lugar de sobre números, pero su campo de acción era muy limitado.</text:span></text:p>
      <text:p text:style-name="P23"/>
      <text:p text:style-name="P21">René Descartes (1596-1650)</text:p>
      <text:p text:style-name="P21"><text:span text:style-name="T18">Aporta la idea sobre la </text:span>clar<text:span text:style-name="T18">a</text:span> distinción entre la mente y la materia y los problemas que surgen. Uno de los problemas <text:span text:style-name="T18">se presenta con el libre albeldrío. René </text:span>fue un defensor del dualismo. Sostenía que existe una parte de la mente (o del alma o del espíritu) que está al margen de la naturaleza, exenta de la influencia de las leyes físicas. Los animales, por el contrario, no poseen esta cualidad dual;</text:p>
      <text:p text:style-name="P23">El materialismo se hacía presente y consideraba<text:span text:style-name="T16"> que las operaciones del cerebro realizadas de acuerdo a las leyes de la física constituyen la mente. El libre albedrío es simplemente la forma en la que la</text:span></text:p>
      <text:p text:style-name="P20">percepción de las opciones disponibles aparecen en el proceso de selección.</text:p>
      <text:p text:style-name="P20"/>
      <text:p text:style-name="P22"><text:soft-page-break/>Novum Organum 3 , de Francis Bacon (1561-1626), <text:span text:style-name="T19">fue el precursor del empirismo</text:span> <text:span text:style-name="T19">que </text:span>se caracteriza por el aforismo de John Locke (1632-1704): “Nada existe en la mente que no haya pasado antes por los sentidos”. </text:p>
      <text:p text:style-name="P22">David Hume (1711-1776)</text:p>
      <text:p text:style-name="P22"><text:span text:style-name="T19">P</text:span>ropuso en A Treatise of Human Nature (Hume, 1739) lo que actualmente se conoce como principio de inducción.<text:span text:style-name="T19">Posteriormente se </text:span>desarrolló la doctrina del positivismo lógico. </text:p>
      <text:p text:style-name="P20"/>
      <text:p text:style-name="P20">La teoría de la confirmación de Carnap y Carl Hempel (1905-1997) intenta explicar cómo el conocimiento se obtiene a partir de la experiencia. </text:p>
      <text:p text:style-name="P20"/>
      <text:p text:style-name="P20"><text:span text:style-name="T19">L</text:span>a inteligencia requiere tanto acción como razonamiento. Más aún, simplemente con comprender cómo se justifican determinadas acciones se puede llegar a saber cómo construir un agente cuyas</text:p>
      <text:p text:style-name="P22">acciones sean justificables (o racionales). ¿Cómo es que el pensamiento viene acompañado en algunos casos de acciones y en otros no?, ¿en algunos casos por movimiento y en otros no?. Nosotros no reflexionamos sobre los fines, sino sobre los medios. </text:p>
      <text:p text:style-name="P9"/>
      <text:p text:style-name="P7">• Matemáticas</text:p>
      <text:p text:style-name="P7"/>
      <text:p text:style-name="P7"/>
      <text:p text:style-name="P7">• Economía</text:p>
      <text:p text:style-name="P7">• Neurociencia</text:p>
      <text:p text:style-name="P7">• Psicología</text:p>
      <text:p text:style-name="P7">• Ingeniería en computación</text:p>
      <text:p text:style-name="P7">• Teoría de control y cibernética</text:p>
      <text:p text:style-name="P7">• Lingüística</text:p>
      <text:p text:style-name="P7"/>
      <text:p text:style-name="P7">Historia de la inteligencia artificial:</text:p>
      <text:p text:style-name="P7">• Gestión de la inteligencia artificial (1943-1955)</text:p>
      <text:p text:style-name="P7">• Nacimiento de la inteligencia artificial (1956)</text:p>
      <text:p text:style-name="P7">• Entusiasmo temprano, grandes expectaciones (1952-1969)</text:p>
      <text:p text:style-name="P7">• Sistemas Expertos (1969-1979)</text:p>
      <text:p text:style-name="P7">• La IA se vuelve industria (1980-presente)</text:p>
      <text:p text:style-name="P7">• El regreso de las redes neuronales (1986-presente)</text:p>
      <text:p text:style-name="P7">• La IA adopta el método científico (1987-presente)</text:p>
      <text:p text:style-name="P7">• Surgimiento de los agentes inteligentes (1995-presente)</text:p>
      <text:p text:style-name="P7">• Grandes bancos de datos (Big Data) (2001-presente)</text:p>
      <text:p text:style-name="P7">▪ Estado actual de la Inteligencia Artificial</text:p>
      <text:p text:style-name="P7">• ¿Qué puede hacer la IA hoy en día?</text:p>
      <text:p text:style-name="P7">• ¿Qué no puede hacer la IA hoy en d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1:53:52.897057377</meta:creation-date>
    <dc:date>2018-06-14T19:53:11.519306776</dc:date>
    <meta:editing-duration>PT35M18S</meta:editing-duration>
    <meta:editing-cycles>7</meta:editing-cycles>
    <meta:generator>LibreOffice/5.1.6.2$Linux_X86_64 LibreOffice_project/10m0$Build-2</meta:generator>
    <meta:document-statistic meta:table-count="0" meta:image-count="0" meta:object-count="0" meta:page-count="4" meta:paragraph-count="83" meta:word-count="1588" meta:character-count="10175" meta:non-whitespace-character-count="8652"/>
  </office:meta>
</office:document-meta>
</file>